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8208in" style:use-optimal-column-width="false"/>
    </style:style>
    <style:style style:name="Table2" style:family="table">
      <style:table-properties style:width="6.8208in" fo:margin-left="0in" table:align="left"/>
    </style:style>
    <style:style style:name="TableRow4" style:family="table-row">
      <style:table-row-properties style:min-row-height="0.1805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" style:family="table-row">
      <style:table-row-properties style:min-row-height="6.3416in" style:use-optimal-row-height="false"/>
    </style:style>
    <style:style style:name="TableCell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" style:parent-style-name="Policepardéfaut" style:family="text">
      <style:text-properties style:language-asian="fr" style:country-asian="FR" style:language-complex="ar" style:country-complex="SA"/>
    </style:style>
    <style:style style:name="T9" style:parent-style-name="Policepardéfaut" style:family="text">
      <style:text-properties style:language-asian="fr" style:country-asian="FR" style:language-complex="ar" style:country-complex="SA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style:language-asian="fr" style:country-asian="FR" style:language-complex="ar" style:country-complex="SA"/>
    </style:style>
    <style:style style:name="T13" style:parent-style-name="Policepardéfaut" style:family="text">
      <style:text-properties style:language-asian="fr" style:country-asian="FR" style:language-complex="ar" style:country-complex="SA"/>
    </style:style>
    <style:style style:name="T14" style:parent-style-name="Policepardéfaut" style:family="text">
      <style:text-properties style:language-asian="fr" style:country-asian="FR" style:language-complex="ar" style:country-complex="SA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style:language-asian="fr" style:country-asian="FR" style:language-complex="ar" style:country-complex="SA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T21" style:parent-style-name="Policepardéfaut" style:family="text">
      <style:text-properties style:language-asian="fr" style:country-asian="FR" style:language-complex="ar" style:country-complex="SA"/>
    </style:style>
    <style:style style:name="T22" style:parent-style-name="Policepardéfaut" style:family="text">
      <style:text-properties style:language-asian="fr" style:country-asian="FR" style:language-complex="ar" style:country-complex="SA"/>
    </style:style>
    <style:style style:name="T23" style:parent-style-name="Policepardéfaut" style:family="text">
      <style:text-properties style:language-asian="fr" style:country-asian="FR" style:language-complex="ar" style:country-complex="SA"/>
    </style:style>
    <style:style style:name="P24" style:parent-style-name="Normal" style:family="paragraph">
      <style:paragraph-properties fo:text-align="center"/>
    </style:style>
    <style:style style:name="T25" style:parent-style-name="Policepardéfaut" style:family="text">
      <style:text-properties style:language-asian="fr" style:country-asian="FR" style:language-complex="ar" style:country-complex="SA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T29" style:parent-style-name="Policepardéfaut" style:family="text">
      <style:text-properties style:language-asian="fr" style:country-asian="FR" style:language-complex="ar" style:country-complex="SA"/>
    </style:style>
    <style:style style:name="T30" style:parent-style-name="Policepardéfaut" style:family="text">
      <style:text-properties style:language-asian="fr" style:country-asian="FR" style:language-complex="ar" style:country-complex="SA"/>
    </style:style>
    <style:style style:name="T31" style:parent-style-name="Policepardéfaut" style:family="text">
      <style:text-properties style:language-asian="fr" style:country-asian="FR" style:language-complex="ar" style:country-complex="SA"/>
    </style:style>
    <style:style style:name="P32" style:parent-style-name="Normal" style:family="paragraph">
      <style:paragraph-properties fo:text-align="center"/>
    </style:style>
    <style:style style:name="T33" style:parent-style-name="Policepardéfaut" style:family="text">
      <style:text-properties style:language-asian="fr" style:country-asian="FR" style:language-complex="ar" style:country-complex="SA"/>
    </style:style>
    <style:style style:name="P34" style:parent-style-name="Normal" style:family="paragraph">
      <style:paragraph-properties fo:text-align="center"/>
    </style:style>
    <style:style style:name="T35" style:parent-style-name="Policepardéfaut" style:family="text">
      <style:text-properties style:language-asian="fr" style:country-asian="FR" style:language-complex="ar" style:country-complex="SA"/>
    </style:style>
    <style:style style:name="TableRow36" style:family="table-row">
      <style:table-row-properties style:min-row-height="0.3409in"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min-row-height="9.168in" style:use-optimal-row-height="false"/>
    </style:style>
    <style:style style:name="TableCell3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40" style:parent-style-name="Policepardéfaut" style:family="text">
      <style:text-properties style:language-asian="fr" style:country-asian="FR" style:language-complex="ar" style:country-complex="SA"/>
    </style:style>
    <style:style style:name="T41" style:parent-style-name="Policepardéfaut" style:family="text">
      <style:text-properties style:language-asian="fr" style:country-asian="FR" style:language-complex="ar" style:country-complex="SA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T44" style:parent-style-name="Policepardéfaut" style:family="text">
      <style:text-properties style:language-asian="fr" style:country-asian="FR" style:language-complex="ar" style:country-complex="SA"/>
    </style:style>
    <style:style style:name="P45" style:parent-style-name="Normal" style:family="paragraph">
      <style:paragraph-properties>
        <style:tab-stops>
          <style:tab-stop style:type="left" style:position="2.7395in"/>
        </style:tab-stops>
      </style:paragraph-properties>
    </style:style>
    <style:style style:name="TableRow46" style:family="table-row">
      <style:table-row-properties style:min-row-height="0.0145in"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9" style:family="table-column">
      <style:table-column-properties style:column-width="6.6861in"/>
    </style:style>
    <style:style style:name="Table48" style:family="table">
      <style:table-properties style:width="6.6861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54" style:parent-style-name="Policepardéfaut" style:family="text">
      <style:text-properties style:language-asian="fr" style:country-asian="FR" style:language-complex="ar" style:country-complex="SA"/>
    </style:style>
    <style:style style:name="T55" style:parent-style-name="Policepardéfaut" style:family="text">
      <style:text-properties style:language-asian="fr" style:country-asian="FR" style:language-complex="ar" style:country-complex="SA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T58" style:parent-style-name="Policepardéfaut" style:family="text">
      <style:text-properties style:language-asian="fr" style:country-asian="FR" style:language-complex="ar" style:country-complex="SA"/>
    </style:style>
    <style:style style:name="T59" style:parent-style-name="Policepardéfaut" style:family="text">
      <style:text-properties style:language-asian="fr" style:country-asian="FR" style:language-complex="ar" style:country-complex="SA"/>
    </style:style>
    <style:style style:name="T60" style:parent-style-name="Policepardéfaut" style:family="text">
      <style:text-properties style:language-asian="fr" style:country-asian="FR" style:language-complex="ar" style:country-complex="SA"/>
    </style:style>
    <style:style style:name="P61" style:parent-style-name="Normal" style:family="paragraph">
      <style:paragraph-properties fo:text-align="center"/>
    </style:style>
    <style:style style:name="T62" style:parent-style-name="Policepardéfaut" style:family="text">
      <style:text-properties style:language-asian="fr" style:country-asian="FR" style:language-complex="ar" style:country-complex="SA"/>
    </style:style>
    <style:style style:name="P63" style:parent-style-name="Normal" style:family="paragraph">
      <style:paragraph-properties fo:text-align="center"/>
    </style:style>
    <style:style style:name="P64" style:parent-style-name="Normal" style:family="paragraph">
      <style:paragraph-properties fo:text-align="center"/>
    </style:style>
    <style:style style:name="P65" style:parent-style-name="Normal" style:family="paragraph">
      <style:paragraph-properties fo:text-align="center"/>
    </style:style>
    <style:style style:name="P66" style:parent-style-name="Normal" style:family="paragraph">
      <style:paragraph-properties fo:text-align="center"/>
    </style:style>
    <style:style style:name="T67" style:parent-style-name="Policepardéfaut" style:family="text">
      <style:text-properties style:language-asian="fr" style:country-asian="FR" style:language-complex="ar" style:country-complex="SA"/>
    </style:style>
    <style:style style:name="T68" style:parent-style-name="Policepardéfaut" style:family="text">
      <style:text-properties style:language-asian="fr" style:country-asian="FR" style:language-complex="ar" style:country-complex="SA"/>
    </style:style>
    <style:style style:name="T69" style:parent-style-name="Policepardéfaut" style:family="text">
      <style:text-properties style:language-asian="fr" style:country-asian="FR" style:language-complex="ar" style:country-complex="SA"/>
    </style:style>
    <style:style style:name="P70" style:parent-style-name="Normal" style:family="paragraph">
      <style:paragraph-properties fo:text-align="center"/>
    </style:style>
    <style:style style:name="T71" style:parent-style-name="Policepardéfaut" style:family="text">
      <style:text-properties style:language-asian="fr" style:country-asian="FR" style:language-complex="ar" style:country-complex="SA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P74" style:parent-style-name="Normal" style:family="paragraph">
      <style:paragraph-properties fo:text-align="center"/>
    </style:style>
    <style:style style:name="T75" style:parent-style-name="Policepardéfaut" style:family="text">
      <style:text-properties style:language-asian="fr" style:country-asian="FR" style:language-complex="ar" style:country-complex="SA"/>
    </style:style>
    <style:style style:name="TableColumn77" style:family="table-column">
      <style:table-column-properties style:column-width="6.6861in"/>
    </style:style>
    <style:style style:name="Table76" style:family="table">
      <style:table-properties style:width="6.6861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" style:family="table-row">
      <style:table-row-properties/>
    </style:style>
    <style:style style:name="TableCell8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82" style:parent-style-name="Policepardéfaut" style:family="text">
      <style:text-properties style:language-asian="fr" style:country-asian="FR" style:language-complex="ar" style:country-complex="SA"/>
    </style:style>
    <style:style style:name="P83" style:parent-style-name="Normal" style:family="paragraph">
      <style:paragraph-properties fo:text-align="center"/>
    </style:style>
    <style:style style:name="T84" style:parent-style-name="Policepardéfaut" style:family="text">
      <style:text-properties style:language-asian="fr" style:country-asian="FR" style:language-complex="ar" style:country-complex="SA"/>
    </style:style>
    <style:style style:name="P85" style:parent-style-name="Normal" style:family="paragraph">
      <style:paragraph-properties fo:text-align="center"/>
    </style:style>
    <style:style style:name="P86" style:parent-style-name="Normal" style:family="paragraph">
      <style:paragraph-properties fo:text-align="center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T89" style:parent-style-name="Policepardéfaut" style:family="text">
      <style:text-properties style:language-asian="fr" style:country-asian="FR" style:language-complex="ar" style:country-complex="SA"/>
    </style:style>
    <style:style style:name="TableColumn91" style:family="table-column">
      <style:table-column-properties style:column-width="6.6861in"/>
    </style:style>
    <style:style style:name="Table90" style:family="table">
      <style:table-properties style:width="6.6861in" fo:margin-left="0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" style:family="table-row">
      <style:table-row-properties style:min-row-height="1.5604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96" style:parent-style-name="Policepardéfaut" style:family="text">
      <style:text-properties style:language-asian="fr" style:country-asian="FR" style:language-complex="ar" style:country-complex="SA"/>
    </style:style>
    <style:style style:name="T97" style:parent-style-name="Policepardéfaut" style:family="text">
      <style:text-properties style:language-asian="fr" style:country-asian="FR" style:language-complex="ar" style:country-complex="SA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text-align="center"/>
    </style:style>
    <style:style style:name="T100" style:parent-style-name="Policepardéfaut" style:family="text">
      <style:text-properties style:language-asian="fr" style:country-asian="FR" style:language-complex="ar" style:country-complex="SA"/>
    </style:style>
    <style:style style:name="TableColumn102" style:family="table-column">
      <style:table-column-properties style:column-width="6.6861in"/>
    </style:style>
    <style:style style:name="Table101" style:family="table">
      <style:table-properties style:width="6.6861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107" style:parent-style-name="Policepardéfaut" style:family="text">
      <style:text-properties style:language-asian="fr" style:country-asian="FR" style:language-complex="ar" style:country-complex="SA"/>
    </style:style>
    <style:style style:name="P108" style:parent-style-name="Normal" style:family="paragraph">
      <style:paragraph-properties fo:text-align="center"/>
    </style:style>
    <style:style style:name="T109" style:parent-style-name="Policepardéfaut" style:family="text">
      <style:text-properties style:language-asian="fr" style:country-asian="FR" style:language-complex="ar" style:country-complex="SA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T114" style:parent-style-name="Policepardéfaut" style:family="text">
      <style:text-properties style:language-asian="fr" style:country-asian="FR" style:language-complex="ar" style:country-complex="SA"/>
    </style:style>
    <style:style style:name="TableColumn116" style:family="table-column">
      <style:table-column-properties style:column-width="6.6861in"/>
    </style:style>
    <style:style style:name="Table115" style:family="table">
      <style:table-properties style:width="6.6861in" fo:margin-left="0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121" style:parent-style-name="Policepardéfaut" style:family="text">
      <style:text-properties style:language-asian="fr" style:country-asian="FR" style:language-complex="ar" style:country-complex="SA"/>
    </style:style>
    <style:style style:name="T122" style:parent-style-name="Policepardéfaut" style:family="text">
      <style:text-properties style:language-asian="fr" style:country-asian="FR" style:language-complex="ar" style:country-complex="SA"/>
    </style:style>
    <style:style style:name="P123" style:parent-style-name="Normal" style:family="paragraph">
      <style:paragraph-properties fo:text-align="center"/>
    </style:style>
    <style:style style:name="P124" style:parent-style-name="Normal" style:family="paragraph">
      <style:paragraph-properties fo:text-align="center"/>
    </style:style>
    <style:style style:name="T125" style:parent-style-name="Policepardéfaut" style:family="text">
      <style:text-properties style:language-asian="fr" style:country-asian="FR" style:language-complex="ar" style:country-complex="SA"/>
    </style:style>
    <style:style style:name="TableColumn127" style:family="table-column">
      <style:table-column-properties style:column-width="6.6861in"/>
    </style:style>
    <style:style style:name="Table126" style:family="table">
      <style:table-properties style:width="6.6861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132" style:parent-style-name="Policepardéfaut" style:family="text">
      <style:text-properties style:language-asian="fr" style:country-asian="FR" style:language-complex="ar" style:country-complex="SA"/>
    </style:style>
    <style:style style:name="P133" style:parent-style-name="Normal" style:family="paragraph">
      <style:paragraph-properties fo:text-align="center"/>
    </style:style>
    <style:style style:name="T134" style:parent-style-name="Policepardéfaut" style:family="text">
      <style:text-properties style:language-asian="fr" style:country-asian="FR" style:language-complex="ar" style:country-complex="SA"/>
    </style:style>
    <style:style style:name="T135" style:parent-style-name="Policepardéfaut" style:family="text">
      <style:text-properties style:language-asian="fr" style:country-asian="FR" style:language-complex="ar" style:country-complex="SA"/>
    </style:style>
    <style:style style:name="T136" style:parent-style-name="Policepardéfaut" style:family="text">
      <style:text-properties style:language-asian="fr" style:country-asian="FR" style:language-complex="ar" style:country-complex="SA"/>
    </style:style>
    <style:style style:name="T137" style:parent-style-name="Policepardéfaut" style:family="text">
      <style:text-properties style:language-asian="fr" style:country-asian="FR" style:language-complex="ar" style:country-complex="SA"/>
    </style:style>
    <style:style style:name="P138" style:parent-style-name="Normal" style:family="paragraph">
      <style:paragraph-properties fo:text-align="center"/>
    </style:style>
    <style:style style:name="T139" style:parent-style-name="Policepardéfaut" style:family="text">
      <style:text-properties style:language-asian="fr" style:country-asian="FR" style:language-complex="ar" style:country-complex="SA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T142" style:parent-style-name="Policepardéfaut" style:family="text">
      <style:text-properties style:language-asian="fr" style:country-asian="FR" style:language-complex="ar" style:country-complex="SA"/>
    </style:style>
    <style:style style:name="T143" style:parent-style-name="Policepardéfaut" style:family="text">
      <style:text-properties style:language-asian="fr" style:country-asian="FR" style:language-complex="ar" style:country-complex="SA"/>
    </style:style>
    <style:style style:name="T144" style:parent-style-name="Policepardéfaut" style:family="text">
      <style:text-properties style:language-asian="fr" style:country-asian="FR" style:language-complex="ar" style:country-complex="SA"/>
    </style:style>
    <style:style style:name="P145" style:parent-style-name="Normal" style:family="paragraph">
      <style:paragraph-properties fo:text-align="center"/>
    </style:style>
    <style:style style:name="T146" style:parent-style-name="Policepardéfaut" style:family="text">
      <style:text-properties style:language-asian="fr" style:country-asian="FR" style:language-complex="ar" style:country-complex="SA"/>
    </style:style>
    <style:style style:name="P147" style:parent-style-name="Normal" style:family="paragraph">
      <style:paragraph-properties fo:text-align="center"/>
    </style:style>
    <style:style style:name="P148" style:parent-style-name="Normal" style:family="paragraph">
      <style:paragraph-properties fo:text-align="center"/>
    </style:style>
    <style:style style:name="T149" style:parent-style-name="Policepardéfaut" style:family="text">
      <style:text-properties style:language-asian="fr" style:country-asian="FR" style:language-complex="ar" style:country-complex="SA"/>
    </style:style>
    <style:style style:name="TableColumn151" style:family="table-column">
      <style:table-column-properties style:column-width="6.6861in"/>
    </style:style>
    <style:style style:name="Table150" style:family="table">
      <style:table-properties style:width="6.6861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156" style:parent-style-name="Policepardéfaut" style:family="text">
      <style:text-properties style:language-asian="fr" style:country-asian="FR" style:language-complex="ar" style:country-complex="SA"/>
    </style:style>
    <style:style style:name="T157" style:parent-style-name="Policepardéfaut" style:family="text">
      <style:text-properties style:language-asian="fr" style:country-asian="FR" style:language-complex="ar" style:country-complex="SA"/>
    </style:style>
    <style:style style:name="P158" style:parent-style-name="Normal" style:family="paragraph">
      <style:paragraph-properties fo:text-align="center"/>
    </style:style>
    <style:style style:name="T159" style:parent-style-name="Policepardéfaut" style:family="text">
      <style:text-properties style:language-asian="fr" style:country-asian="FR" style:language-complex="ar" style:country-complex="SA"/>
    </style:style>
    <style:style style:name="T160" style:parent-style-name="Policepardéfaut" style:family="text">
      <style:text-properties style:language-asian="fr" style:country-asian="FR" style:language-complex="ar" style:country-complex="SA"/>
    </style:style>
    <style:style style:name="T161" style:parent-style-name="Policepardéfaut" style:family="text">
      <style:text-properties style:language-asian="fr" style:country-asian="FR" style:language-complex="ar" style:country-complex="SA"/>
    </style:style>
    <style:style style:name="P162" style:parent-style-name="Normal" style:family="paragraph">
      <style:paragraph-properties fo:text-align="center"/>
    </style:style>
    <style:style style:name="T163" style:parent-style-name="Policepardéfaut" style:family="text">
      <style:text-properties style:language-asian="fr" style:country-asian="FR" style:language-complex="ar" style:country-complex="SA"/>
    </style:style>
    <style:style style:name="P164" style:parent-style-name="Normal" style:family="paragraph">
      <style:paragraph-properties fo:text-align="center"/>
    </style:style>
    <style:style style:name="P165" style:parent-style-name="Normal" style:family="paragraph">
      <style:paragraph-properties fo:text-align="center"/>
    </style:style>
    <style:style style:name="T166" style:parent-style-name="Policepardéfaut" style:family="text">
      <style:text-properties style:language-asian="fr" style:country-asian="FR" style:language-complex="ar" style:country-complex="SA"/>
    </style:style>
    <style:style style:name="T167" style:parent-style-name="Policepardéfaut" style:family="text">
      <style:text-properties style:language-asian="fr" style:country-asian="FR" style:language-complex="ar" style:country-complex="SA"/>
    </style:style>
    <style:style style:name="T168" style:parent-style-name="Policepardéfaut" style:family="text">
      <style:text-properties style:language-asian="fr" style:country-asian="FR" style:language-complex="ar" style:country-complex="SA"/>
    </style:style>
    <style:style style:name="P169" style:parent-style-name="Normal" style:family="paragraph">
      <style:paragraph-properties fo:text-align="center"/>
    </style:style>
    <style:style style:name="T170" style:parent-style-name="Policepardéfaut" style:family="text">
      <style:text-properties style:language-asian="fr" style:country-asian="FR" style:language-complex="ar" style:country-complex="SA"/>
    </style:style>
    <style:style style:name="P171" style:parent-style-name="Normal" style:family="paragraph">
      <style:paragraph-properties fo:text-align="center"/>
    </style:style>
    <style:style style:name="P172" style:parent-style-name="Normal" style:family="paragraph">
      <style:paragraph-properties fo:text-align="center"/>
    </style:style>
    <style:style style:name="T173" style:parent-style-name="Policepardéfaut" style:family="text">
      <style:text-properties style:language-asian="fr" style:country-asian="FR" style:language-complex="ar" style:country-complex="SA"/>
    </style:style>
    <style:style style:family="graphic" style:name="a50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1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Configurer le chauffage<text:s/></text:p>
          </table:table-cell>
        </table:table-row>
        <table:table-row table:style-name="TableRow6">
          <table:table-cell table:style-name="TableCell7">
            <text:p text:style-name="TableContents"/>
            <text:p text:style-name="TableContents"><text:span text:style-name="T8"><draw:custom-shape svg:x="0.27639in" svg:y="0.09444in" svg:width="2.4375in" svg:height="1.0625in" draw:z-index="251658240" draw:id="id0" draw:style-name="a0" draw:name="Forme libre 11" text:anchor-type="paragraph"><svg:title/><svg:desc/><text:p text:style-name="Normal">1)Vois une liste des modes disponible pour le chauffage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9"><draw:custom-shape svg:x="3.20139in" svg:y="0.0125in" svg:width="2.22778in" svg:height="0.73264in" draw:z-index="2" draw:id="id1" draw:style-name="a1" draw:name="Rectangle 9" text:anchor-type="paragraph"><svg:title/><svg:desc/><text:p text:style-name="P10">1.1)Ne vois pas de liste des<text:s/>modes disponible</text:p><text:p text:style-name="P11">vous devers recharger la page<text:s/></text:p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12"><draw:connector draw:type="line" svg:x1="2.72431in" svg:y1="0.01944in" svg:x2="3.21389in" svg:y2="0.01944in" draw:z-index="251671552" draw:id="id2" draw:style-name="a2" draw:name="Connecteur droit 38" text:anchor-type="paragraph"><svg:title/><svg:desc/></draw:connector></text:span></text:p>
            <text:p text:style-name="TableContents"/>
            <text:p text:style-name="TableContents"><text:span text:style-name="T13"><draw:connector draw:type="line" svg:x1="1.45347in" svg:y1="0.19861in" svg:x2="1.44306in" svg:y2="0.77153in" draw:z-index="251672576" draw:id="id3" draw:style-name="a3" draw:name="Connecteur droit 39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14"><draw:custom-shape svg:x="0.15139in" svg:y="0.18542in" svg:width="2.54167in" svg:height="0.98958in" draw:z-index="3" draw:id="id4" draw:style-name="a4" draw:name="Forme libre 8" text:anchor-type="paragraph"><svg:title/><svg:desc/><text:p text:style-name="P15">2)Peux sélection un des modes disponibles pour le chauffage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16"><draw:custom-shape svg:x="3.54236in" svg:y="0.01528in" svg:width="2.25in" svg:height="0.88542in" draw:z-index="4" draw:id="id5" draw:style-name="a5" draw:name="Rectangle 7" text:anchor-type="paragraph"><svg:title/><svg:desc/><text:p text:style-name="P17">2.1)Ne peux pas sélection<text:s/></text:p><text:p text:style-name="P18">un des modes disponible pour<text:s/></text:p><text:p text:style-name="P19">le chauffage doit recharger la page</text:p><text:p text:style-name="P20"/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21"><draw:connector draw:type="line" svg:x1="2.69306in" svg:y1="0.10069in" svg:x2="3.55764in" svg:y2="0.10069in" draw:z-index="251673600" draw:id="id6" draw:style-name="a6" draw:name="Connecteur droit 40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22"><draw:connector draw:type="line" svg:x1="1.43264in" svg:y1="0.02569in" svg:x2="1.42222in" svg:y2="0.73403in" draw:z-index="251674624" draw:id="id7" draw:style-name="a7" draw:name="Connecteur droit 41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23"><draw:custom-shape svg:x="0.15139in" svg:y="0.15903in" svg:width="2.57292in" svg:height="1.09444in" draw:z-index="5" draw:id="id8" draw:style-name="a8" draw:name="Forme libre 6" text:anchor-type="paragraph"><svg:title/><svg:desc/><text:p text:style-name="P24">3)Dois valider son choix en cliquent sur le bouton « envoyer »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25"><draw:custom-shape svg:x="3.40417in" svg:y="0.16597in" svg:width="2.52708in" svg:height="0.70139in" draw:z-index="6" draw:id="id9" draw:style-name="a9" draw:name="Rectangle 5" text:anchor-type="paragraph"><svg:title/><svg:desc/><text:p text:style-name="P26">3.1)N’arrive pas<text:s/>à<text:s/>envoyer <text:s/></text:p><text:p text:style-name="P27">le mode choisi vous devers recharger la page</text:p><text:p text:style-name="P28"/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29"><draw:connector draw:type="line" svg:x1="2.72431in" svg:y1="0.14653in" svg:x2="3.42222in" svg:y2="0.14653in" draw:z-index="251675648" draw:id="id10" draw:style-name="a10" draw:name="Connecteur droit 42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30"><draw:connector draw:type="line" svg:x1="1.43264in" svg:y1="0.12431in" svg:x2="1.42222in" svg:y2="1.04097in" draw:z-index="251676672" draw:id="id11" draw:style-name="a11" draw:name="Connecteur droit 43" text:anchor-type="paragraph"><svg:title/><svg:desc/></draw:connector>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><text:span text:style-name="T31"><draw:custom-shape svg:x="-0.03611in" svg:y="0.05139in" svg:width="3.05208in" svg:height="1.07292in" draw:z-index="7" draw:id="id12" draw:style-name="a12" draw:name="Forme libre 4" text:anchor-type="paragraph"><svg:title/><svg:desc/><text:p text:style-name="P32">4) Un message « envoie réussi » s’affiche à l’écran pour signifier que l’envoi a réussie<text:s/>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33"><draw:custom-shape svg:x="3.53681in" svg:y="0.07847in" svg:width="2.6875in" svg:height="0.59931in" draw:z-index="9" draw:id="id13" draw:style-name="a13" draw:name="Rectangle 2" text:anchor-type="paragraph"><svg:title/><svg:desc/><text:p text:style-name="P34">4.1) aucun message ne s’affiche recharger la page et recommencer</text:p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35"><draw:connector draw:type="line" svg:x1="3.01597in" svg:y1="0.01806in" svg:x2="3.54722in" svg:y2="0.01806in" draw:z-index="251677696" draw:id="id14" draw:style-name="a14" draw:name="Connecteur droit 44" text:anchor-type="paragraph"><svg:title/><svg:desc/></draw:connector>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  <text:soft-page-break/>
        <table:table-row table:style-name="TableRow36">
          <table:table-cell table:style-name="TableCell37">
            <text:p text:style-name="TableContents">Visualiser l’état du chauffage</text:p>
          </table:table-cell>
        </table:table-row>
        <table:table-row table:style-name="TableRow38">
          <table:table-cell table:style-name="TableCell39">
            <text:p text:style-name="TableContents"/>
            <text:p text:style-name="TableContents"/>
            <text:p text:style-name="TableContents"><text:span text:style-name="T40"><draw:custom-shape svg:x="0.27639in" svg:y="0.09444in" svg:width="2.4375in" svg:height="1.0625in" draw:z-index="251701248" draw:id="id15" draw:style-name="a15" draw:name="Forme libre 60" text:anchor-type="paragraph"><svg:title/><svg:desc/><text:p text:style-name="Normal">1)Arrive sur la page et vois l’état du chauffage sélectionner<text:s/>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41"><draw:custom-shape svg:x="3.20139in" svg:y="0.0125in" svg:width="2.22778in" svg:height="0.73264in" draw:z-index="251694080" draw:id="id16" draw:style-name="a16" draw:name="Rectangle 61" text:anchor-type="paragraph"><svg:title/><svg:desc/><text:p text:style-name="P42">1.1)Ne vois pas de liste des modes disponible</text:p><text:p text:style-name="P43">vous devers recharger la page<text:s/></text:p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44"><draw:connector draw:type="line" svg:x1="2.72431in" svg:y1="0.01944in" svg:x2="3.21389in" svg:y2="0.01944in" draw:z-index="251702272" draw:id="id17" draw:style-name="a17" draw:name="Connecteur droit 62" text:anchor-type="paragraph"><svg:title/><svg:desc/></draw:connector>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P45"/>
          </table:table-cell>
        </table:table-row>
        <table:table-row table:style-name="TableRow46">
          <table:table-cell table:style-name="TableCell47">
            <text:p text:style-name="TableContents"/>
          </table:table-cell>
        </table:table-row>
      </table:table>
      <text:p text:style-name="Standard"/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Standard">Gérer les Utilisateurs</text:p>
          </table:table-cell>
        </table:table-row>
        <table:table-row table:style-name="TableRow52">
          <table:table-cell table:style-name="TableCell53">
            <text:p text:style-name="TableContents"/>
            <text:p text:style-name="TableContents"><text:span text:style-name="T54"><draw:custom-shape svg:x="0.27639in" svg:y="0.09444in" svg:width="2.4375in" svg:height="1.0625in" draw:z-index="251686912" draw:id="id18" draw:style-name="a18" draw:name="Forme libre 45" text:anchor-type="paragraph"><svg:title/><svg:desc/><text:p text:style-name="Normal">1)Vois une liste des utilisateurs<text:s/>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55"><draw:custom-shape svg:x="3.20139in" svg:y="0.0125in" svg:width="2.22778in" svg:height="0.73264in" draw:z-index="251679744" draw:id="id19" draw:style-name="a19" draw:name="Rectangle 46" text:anchor-type="paragraph"><svg:title/><svg:desc/><text:p text:style-name="P56">1.1)Ne vois pas de liste des utilisateurs<text:s/></text:p><text:p text:style-name="P57">vous devers recharger la page<text:s/></text:p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58"><draw:connector draw:type="line" svg:x1="2.72431in" svg:y1="0.01944in" svg:x2="3.21389in" svg:y2="0.01944in" draw:z-index="251687936" draw:id="id20" draw:style-name="a20" draw:name="Connecteur droit 47" text:anchor-type="paragraph"><svg:title/><svg:desc/></draw:connector></text:span></text:p>
            <text:p text:style-name="TableContents"/>
            <text:p text:style-name="TableContents"><text:span text:style-name="T59"><draw:connector draw:type="line" svg:x1="1.45347in" svg:y1="0.19861in" svg:x2="1.44306in" svg:y2="0.77153in" draw:z-index="251688960" draw:id="id21" draw:style-name="a21" draw:name="Connecteur droit 48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60"><draw:custom-shape svg:x="0.15139in" svg:y="0.18542in" svg:width="2.54167in" svg:height="0.98958in" draw:z-index="251680768" draw:id="id22" draw:style-name="a22" draw:name="Forme libre 49" text:anchor-type="paragraph"><svg:title/><svg:desc/><text:p text:style-name="P61">2)Peux<text:s/>cliquer sur<text:s/>un des<text:s/>utilisateur pour accéder à ça page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62"><draw:custom-shape svg:x="3.54236in" svg:y="0.01528in" svg:width="2.25in" svg:height="0.88542in" draw:z-index="251681792" draw:id="id23" draw:style-name="a23" draw:name="Rectangle 50" text:anchor-type="paragraph"><svg:title/><svg:desc/><text:p text:style-name="P63">2.1)Ne peux pas<text:s/>cliquer sur</text:p><text:p text:style-name="P64">un des<text:s/>utilisateur<text:s/></text:p><text:p text:style-name="P65">doit recharger la page</text:p><text:p text:style-name="P66"/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67"><draw:connector draw:type="line" svg:x1="2.69306in" svg:y1="0.10069in" svg:x2="3.55764in" svg:y2="0.10069in" draw:z-index="251689984" draw:id="id24" draw:style-name="a24" draw:name="Connecteur droit 51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68"><draw:connector draw:type="line" svg:x1="1.43264in" svg:y1="0.02569in" svg:x2="1.42222in" svg:y2="0.73403in" draw:z-index="251691008" draw:id="id25" draw:style-name="a25" draw:name="Connecteur droit 52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69"><draw:custom-shape svg:x="0.15139in" svg:y="0.15903in" svg:width="2.57292in" svg:height="1.09444in" draw:z-index="251682816" draw:id="id26" draw:style-name="a26" draw:name="Forme libre 53" text:anchor-type="paragraph"><svg:title/><svg:desc/><text:p text:style-name="P70">3)Peux cliquer sur « Créé un utilisateur » pour accéder à la page de création d’un utilisateur<text:s/>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71"><draw:custom-shape svg:x="3.40417in" svg:y="0.16597in" svg:width="2.52708in" svg:height="0.70139in" draw:z-index="251683840" draw:id="id27" draw:style-name="a27" draw:name="Rectangle 54" text:anchor-type="paragraph"><svg:title/><svg:desc/><text:p text:style-name="P72">3.1)N’arrive pas<text:s/>à accéder à la page</text:p><text:p text:style-name="P73">vous devers recharger la page</text:p><text:p text:style-name="P74"/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75"><draw:connector draw:type="line" svg:x1="2.72431in" svg:y1="0.14653in" svg:x2="3.42222in" svg:y2="0.14653in" draw:z-index="251692032" draw:id="id28" draw:style-name="a28" draw:name="Connecteur droit 55" text:anchor-type="paragraph"><svg:title/><svg:desc/></draw:connector>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soft-page-break/>
            <text:p text:style-name="Standard">Sélectionner le chauffage voulue</text:p>
          </table:table-cell>
        </table:table-row>
        <table:table-row table:style-name="TableRow80">
          <table:table-cell table:style-name="TableCell81">
            <text:p text:style-name="TableContents"/>
            <text:p text:style-name="TableContents"><text:span text:style-name="T82"><draw:custom-shape svg:x="0.27639in" svg:y="0.09444in" svg:width="2.4375in" svg:height="1.0625in" draw:z-index="251711488" draw:id="id29" draw:style-name="a29" draw:name="Forme libre 75" text:anchor-type="paragraph"><svg:title/><svg:desc/><text:p text:style-name="P83">1)Peux cliquer un des chauffages disponibles pour aller sur la page du chauffage</text:p><text:p text:style-name="Normal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84"><draw:custom-shape svg:x="3.20139in" svg:y="0.0125in" svg:width="2.22778in" svg:height="0.73264in" draw:z-index="251704320" draw:id="id30" draw:style-name="a30" draw:name="Rectangle 76" text:anchor-type="paragraph"><svg:title/><svg:desc/><text:p text:style-name="P85">1.1)<text:s/>Ne peux pas cliquer</text:p><text:p text:style-name="P86">un des chauffage disponible pour<text:s/></text:p><text:p text:style-name="P87">doit recharger la page</text:p><text:p text:style-name="P88"/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89"><draw:connector draw:type="line" svg:x1="2.72431in" svg:y1="0.01944in" svg:x2="3.21389in" svg:y2="0.01944in" draw:z-index="251712512" draw:id="id31" draw:style-name="a31" draw:name="Connecteur droit 77" text:anchor-type="paragraph"><svg:title/><svg:desc/></draw:connector>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soft-page-break/>
            <text:p text:style-name="Standard">Vois les chauffage disponible de appartement du bâtiment</text:p>
          </table:table-cell>
        </table:table-row>
        <table:table-row table:style-name="TableRow94">
          <table:table-cell table:style-name="TableCell95">
            <text:p text:style-name="TableContents"/>
            <text:p text:style-name="TableContents"><text:span text:style-name="T96"><draw:custom-shape svg:x="0.27639in" svg:y="0.09444in" svg:width="2.4375in" svg:height="1.0625in" draw:z-index="251719680" draw:id="id32" draw:style-name="a32" draw:name="Forme libre 91" text:anchor-type="paragraph"><svg:title/><svg:desc/><text:p text:style-name="Normal">1)Vois une liste des appartements du crous du bâtiment sélectionner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97"><draw:custom-shape svg:x="3.20139in" svg:y="0.05417in" svg:width="2.22778in" svg:height="0.73264in" draw:z-index="251714560" draw:id="id33" draw:style-name="a33" draw:name="Rectangle 92" text:anchor-type="paragraph"><svg:title/><svg:desc/><text:p text:style-name="P98">1.1)Ne vois pas de liste des appartements du crous</text:p><text:p text:style-name="P99">vous devers recharger la page<text:s/></text:p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100"><draw:connector draw:type="line" svg:x1="2.72431in" svg:y1="0.01944in" svg:x2="3.21389in" svg:y2="0.01944in" draw:z-index="251720704" draw:id="id34" draw:style-name="a34" draw:name="Connecteur droit 93" text:anchor-type="paragraph"><svg:title/><svg:desc/></draw:connector>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soft-page-break/>
            <text:p text:style-name="Standard">Sélectionner le bâtiment voulue</text:p>
          </table:table-cell>
        </table:table-row>
        <table:table-row table:style-name="TableRow105">
          <table:table-cell table:style-name="TableCell106">
            <text:p text:style-name="TableContents"/>
            <text:p text:style-name="TableContents"><text:span text:style-name="T107"><draw:custom-shape svg:x="0.27639in" svg:y="0.09444in" svg:width="2.4375in" svg:height="1.0625in" draw:z-index="251723776" draw:id="id35" draw:style-name="a35" draw:name="Forme libre 108" text:anchor-type="paragraph"><svg:title/><svg:desc/><text:p text:style-name="P108">1)Peux cliquer un des bâtiments disponibles pour aller sur la page du chauffage</text:p><text:p text:style-name="Normal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109"><draw:custom-shape svg:x="3.20139in" svg:y="0.0125in" svg:width="2.22778in" svg:height="0.73264in" draw:z-index="251722752" draw:id="id36" draw:style-name="a36" draw:name="Rectangle 109" text:anchor-type="paragraph"><svg:title/><svg:desc/><text:p text:style-name="P110">1.1)<text:s/>Ne peux pas cliquer</text:p><text:p text:style-name="P111">un des bâtiments disponible pour<text:s/></text:p><text:p text:style-name="P112">doit recharger la page</text:p><text:p text:style-name="P113"/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114"><draw:connector draw:type="line" svg:x1="2.72431in" svg:y1="0.01944in" svg:x2="3.21389in" svg:y2="0.01944in" draw:z-index="251724800" draw:id="id37" draw:style-name="a37" draw:name="Connecteur droit 110" text:anchor-type="paragraph"><svg:title/><svg:desc/></draw:connector>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Standard"/>
          </table:table-cell>
        </table:table-row>
      </table:table>
      <text:p text:style-name="Standard"/>
      <text:p text:style-name="Standard"/>
      <text:p text:style-name="Standard"/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Standard">Voir les bâtiments voulue<text:s/></text:p>
          </table:table-cell>
        </table:table-row>
        <table:table-row table:style-name="TableRow119">
          <table:table-cell table:style-name="TableCell120">
            <text:p text:style-name="TableContents"/>
            <text:p text:style-name="TableContents"><text:span text:style-name="T121"><draw:custom-shape svg:x="0.27639in" svg:y="0.09444in" svg:width="2.4375in" svg:height="1.0625in" draw:z-index="251727872" draw:id="id38" draw:style-name="a38" draw:name="Forme libre 114" text:anchor-type="paragraph"><svg:title/><svg:desc/><text:p text:style-name="Normal">1)Vois une liste des bâtiments ou il y a des appartements du crous<text:s/>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122"><draw:custom-shape svg:x="3.20694in" svg:y="0.04028in" svg:width="2.84306in" svg:height="0.73264in" draw:z-index="251726848" draw:id="id39" draw:style-name="a39" draw:name="Rectangle 115" text:anchor-type="paragraph"><svg:title/><svg:desc/><text:p text:style-name="P123">1.1)Ne vois pas de liste des<text:s/>bâtiments ou il y a des appartements du crous</text:p><text:p text:style-name="P124">vous devers recharger la page<text:s/></text:p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125"><draw:connector draw:type="line" svg:x1="2.72431in" svg:y1="0.01944in" svg:x2="3.21389in" svg:y2="0.01944in" draw:z-index="251728896" draw:id="id40" draw:style-name="a40" draw:name="Connecteur droit 116" text:anchor-type="paragraph"><svg:title/><svg:desc/></draw:connector>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6">
        <table:table-columns>
          <table:table-column table:style-name="TableColumn127"/>
        </table:table-columns>
        <table:table-row table:style-name="TableRow128">
          <table:table-cell table:style-name="TableCell129">
            <text:soft-page-break/>
            <text:p text:style-name="Standard">S’identifier sur l’IHM web</text:p>
          </table:table-cell>
        </table:table-row>
        <table:table-row table:style-name="TableRow130">
          <table:table-cell table:style-name="TableCell131">
            <text:p text:style-name="TableContents"/>
            <text:p text:style-name="TableContents"><text:span text:style-name="T132"><draw:custom-shape svg:x="3.19653in" svg:y="0.20069in" svg:width="3.39583in" svg:height="0.72222in" draw:z-index="251730944" draw:id="id41" draw:style-name="a41" draw:name="Rectangle 118" text:anchor-type="paragraph"><svg:title/><svg:desc/><text:p text:style-name="P133">1.1)Ne peux pas entrer<text:s/>sont MDP et USER<text:s/>doit recharger la page</text:p><draw:enhanced-geometry draw:type="non-primitive" svg:viewBox="0 0 21600 21600" draw:enhanced-path="M 0 0 L 21600 0 21600 21600 0 21600 Z N"/></draw:custom-shape></text:span><text:span text:style-name="T134"><draw:custom-shape svg:x="0.27639in" svg:y="0.09444in" svg:width="2.4375in" svg:height="1.0625in" draw:z-index="251736064" draw:id="id42" draw:style-name="a42" draw:name="Forme libre 117" text:anchor-type="paragraph"><svg:title/><svg:desc/><text:p text:style-name="Normal">1)Doit entrer<text:s/>sont MDP et USER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/>
            <text:p text:style-name="TableContents"/>
            <text:p text:style-name="TableContents"><text:span text:style-name="T135"><draw:connector draw:type="line" svg:x1="2.72431in" svg:y1="0.01944in" svg:x2="3.21389in" svg:y2="0.01944in" draw:z-index="251737088" draw:id="id43" draw:style-name="a43" draw:name="Connecteur droit 119" text:anchor-type="paragraph"><svg:title/><svg:desc/></draw:connector></text:span></text:p>
            <text:p text:style-name="TableContents"/>
            <text:p text:style-name="TableContents"><text:span text:style-name="T136"><draw:connector draw:type="line" svg:x1="1.45347in" svg:y1="0.19861in" svg:x2="1.44306in" svg:y2="0.77153in" draw:z-index="251738112" draw:id="id44" draw:style-name="a44" draw:name="Connecteur droit 120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137"><draw:custom-shape svg:x="0.15139in" svg:y="0.18542in" svg:width="2.54167in" svg:height="0.98958in" draw:z-index="251731968" draw:id="id45" draw:style-name="a45" draw:name="Forme libre 121" text:anchor-type="paragraph"><svg:title/><svg:desc/><text:p text:style-name="P138">2)Doit cliquer sur « valider »<text:s/>pour envoyer le MDP et USER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139"><draw:custom-shape svg:x="3.54236in" svg:y="0.01528in" svg:width="2.25in" svg:height="0.88542in" draw:z-index="251732992" draw:id="id46" draw:style-name="a46" draw:name="Rectangle 122" text:anchor-type="paragraph"><svg:title/><svg:desc/><text:p text:style-name="P140">2.1)Ne peux pas cliquer sur</text:p><text:p text:style-name="P141">« valider » doit recharger la page</text:p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142"><draw:connector draw:type="line" svg:x1="2.69306in" svg:y1="0.10069in" svg:x2="3.55764in" svg:y2="0.10069in" draw:z-index="251739136" draw:id="id47" draw:style-name="a47" draw:name="Connecteur droit 123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143"><draw:connector draw:type="line" svg:x1="1.43264in" svg:y1="0.02569in" svg:x2="1.42222in" svg:y2="0.73403in" draw:z-index="251740160" draw:id="id48" draw:style-name="a48" draw:name="Connecteur droit 124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144"><draw:custom-shape svg:x="0.15139in" svg:y="0.15903in" svg:width="2.57292in" svg:height="1.09444in" draw:z-index="251734016" draw:id="id49" draw:style-name="a49" draw:name="Forme libre 125" text:anchor-type="paragraph"><svg:title/><svg:desc/><text:p text:style-name="P145">3)Le MDP et USER sont<text:s/>bon vous été renvoie sur la page des appartements<text:s/>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146"><draw:custom-shape svg:x="3.50903in" svg:y="0.17708in" svg:width="2.73125in" svg:height="0.69097in" draw:z-index="251735040" draw:id="id50" draw:style-name="a50" draw:name="Rectangle 126" text:anchor-type="paragraph"><svg:title/><svg:desc/><text:p text:style-name="P147">3.1) Le MDP et/ou l’USER<text:s/>ne sont pas bon un message d’erreur apparait vous devers recommencer. <text:s/></text:p><text:p text:style-name="P148"/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149"><draw:connector draw:type="line" svg:x1="2.72431in" svg:y1="0.14653in" svg:x2="3.42222in" svg:y2="0.14653in" draw:z-index="251741184" draw:id="id51" draw:style-name="a51" draw:name="Connecteur droit 127" text:anchor-type="paragraph"><svg:title/><svg:desc/></draw:connector></text:span></text:p>
            <text:p text:style-name="TableContents"/>
            <text:p text:style-name="TableContents"/>
            <text:p text:style-name="TableContents"/>
            <text:p text:style-name="TableContents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soft-page-break/>
            <text:p text:style-name="Standard">Modifier un utilisateur</text:p>
          </table:table-cell>
        </table:table-row>
        <table:table-row table:style-name="TableRow154">
          <table:table-cell table:style-name="TableCell155">
            <text:p text:style-name="TableContents"/>
            <text:p text:style-name="TableContents"><text:span text:style-name="T156"><draw:custom-shape svg:x="0.04028in" svg:y="0.09653in" svg:width="2.67708in" svg:height="1.13542in" draw:z-index="251748352" draw:id="id52" draw:style-name="a52" draw:name="Forme libre 140" text:anchor-type="paragraph"><svg:title/><svg:desc/><text:p text:style-name="Normal">1)Peux modifier l’USER, MDP, mail et DROIT d’un utilisateur en écrivent un<text:s/>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text:span text:style-name="T157"><draw:custom-shape svg:x="3.19653in" svg:y="0.20069in" svg:width="3.39583in" svg:height="0.72222in" draw:z-index="251743232" draw:id="id53" draw:style-name="a53" draw:name="Rectangle 139" text:anchor-type="paragraph"><svg:title/><svg:desc/><text:p text:style-name="P158">1.1)Ne peux pas<text:s/>modifier<text:s/>le MDP, USER, mail et DROIT<text:s/>doit recharger la page</text:p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/>
            <text:p text:style-name="TableContents"><text:span text:style-name="T159"><draw:connector draw:type="line" svg:x1="2.72431in" svg:y1="0.01944in" svg:x2="3.21389in" svg:y2="0.01944in" draw:z-index="251749376" draw:id="id54" draw:style-name="a54" draw:name="Connecteur droit 141" text:anchor-type="paragraph"><svg:title/><svg:desc/></draw:connector></text:span></text:p>
            <text:p text:style-name="TableContents"/>
            <text:p text:style-name="TableContents"><text:span text:style-name="T160"><draw:connector draw:type="line" svg:x1="1.45347in" svg:y1="0.19861in" svg:x2="1.44306in" svg:y2="0.77153in" draw:z-index="251750400" draw:id="id55" draw:style-name="a55" draw:name="Connecteur droit 142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161"><draw:custom-shape svg:x="0.15139in" svg:y="0.18542in" svg:width="2.54167in" svg:height="0.98958in" draw:z-index="251744256" draw:id="id56" draw:style-name="a56" draw:name="Forme libre 143" text:anchor-type="paragraph"><svg:title/><svg:desc/><text:p text:style-name="P162">2)Doit cliquer sur « valider » pour envoyer<text:s/>les modifications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163"><draw:custom-shape svg:x="3.54236in" svg:y="0.01528in" svg:width="2.25in" svg:height="0.88542in" draw:z-index="251745280" draw:id="id57" draw:style-name="a57" draw:name="Rectangle 144" text:anchor-type="paragraph"><svg:title/><svg:desc/><text:p text:style-name="P164">2.1)Ne peux pas cliquer sur</text:p><text:p text:style-name="P165">« valider » doit recharger la page</text:p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166"><draw:connector draw:type="line" svg:x1="2.69306in" svg:y1="0.10069in" svg:x2="3.55764in" svg:y2="0.10069in" draw:z-index="251751424" draw:id="id58" draw:style-name="a58" draw:name="Connecteur droit 145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167"><draw:connector draw:type="line" svg:x1="1.43264in" svg:y1="0.02569in" svg:x2="1.42222in" svg:y2="0.73403in" draw:z-index="251752448" draw:id="id59" draw:style-name="a59" draw:name="Connecteur droit 146" text:anchor-type="paragraph"><svg:title/><svg:desc/></draw:connector></text:span></text:p>
            <text:p text:style-name="TableContents"/>
            <text:p text:style-name="TableContents"/>
            <text:p text:style-name="TableContents"><text:span text:style-name="T168"><draw:custom-shape svg:x="0.15139in" svg:y="0.15903in" svg:width="2.57292in" svg:height="1.09444in" draw:z-index="251746304" draw:id="id60" draw:style-name="a60" draw:name="Forme libre 147" text:anchor-type="paragraph"><svg:title/><svg:desc/><text:p text:style-name="P169">3)Les modifications ont bien<text:s/>été envoie<text:s/>un message sur la page le valide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      <text:p text:style-name="TableContents"><text:span text:style-name="T170"><draw:custom-shape svg:x="3.50903in" svg:y="0.17708in" svg:width="2.73125in" svg:height="0.69097in" draw:z-index="251747328" draw:id="id61" draw:style-name="a61" draw:name="Rectangle 148" text:anchor-type="paragraph"><svg:title/><svg:desc/><text:p text:style-name="P171">3.1)<text:s/>Les modifications non pas bien été envoie<text:s/>un message d’erreur apparait vous devers recommencer. <text:s/></text:p><text:p text:style-name="P172"/><draw:enhanced-geometry draw:type="non-primitive" svg:viewBox="0 0 21600 21600" draw:enhanced-path="M 0 0 L 21600 0 21600 21600 0 21600 Z N"/></draw:custom-shape></text:span></text:p>
            <text:p text:style-name="TableContents"/>
            <text:p text:style-name="TableContents"><text:span text:style-name="T173"><draw:connector draw:type="line" svg:x1="2.72431in" svg:y1="0.14653in" svg:x2="3.42222in" svg:y2="0.14653in" draw:z-index="251753472" draw:id="id62" draw:style-name="a62" draw:name="Connecteur droit 149" text:anchor-type="paragraph"><svg:title/><svg:desc/></draw:connector></text:span></text:p>
            <text:p text:style-name="TableContents"/>
            <text:p text:style-name="TableContents"/>
            <text:p text:style-name="TableContents"/>
            <text:p text:style-name="TableContents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lexandre</meta:initial-creator>
    <dc:creator>Alexandre</dc:creator>
    <meta:creation-date>2021-02-04T08:39:00Z</meta:creation-date>
    <dc:date>2021-02-04T08:53:00Z</dc:date>
    <meta:template xlink:href="Normal" xlink:type="simple"/>
    <meta:editing-cycles>3</meta:editing-cycles>
    <meta:editing-duration>PT1320S</meta:editing-duration>
    <meta:document-statistic meta:page-count="8" meta:paragraph-count="1" meta:word-count="114" meta:character-count="743" meta:row-count="5" meta:non-whitespace-character-count="630"/>
  </office:meta>
</office:document-meta>
</file>